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38cm"/>
    </style:style>
    <style:style style:name="co2" style:family="table-column">
      <style:table-column-properties fo:break-before="auto" style:column-width="8.558cm"/>
    </style:style>
    <style:style style:name="co3" style:family="table-column">
      <style:table-column-properties fo:break-before="auto" style:column-width="0.665cm"/>
    </style:style>
    <style:style style:name="co4" style:family="table-column">
      <style:table-column-properties fo:break-before="auto" style:column-width="1.048cm"/>
    </style:style>
    <style:style style:name="co5" style:family="table-column">
      <style:table-column-properties fo:break-before="auto" style:column-width="0.792cm"/>
    </style:style>
    <style:style style:name="co6" style:family="table-column">
      <style:table-column-properties fo:break-before="auto" style:column-width="1.17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7.285cm"/>
    </style:style>
    <style:style style:name="co9" style:family="table-column">
      <style:table-column-properties fo:break-before="auto" style:column-width="6.267cm"/>
    </style:style>
    <style:style style:name="co10" style:family="table-column">
      <style:table-column-properties fo:break-before="auto" style:column-width="11.994cm"/>
    </style:style>
    <style:style style:name="co11" style:family="table-column">
      <style:table-column-properties fo:break-before="auto" style:column-width="10.467cm"/>
    </style:style>
    <style:style style:name="co12" style:family="table-column">
      <style:table-column-properties fo:break-before="auto" style:column-width="0.51cm"/>
    </style:style>
    <style:style style:name="co13" style:family="table-column">
      <style:table-column-properties fo:break-before="auto" style:column-width="9.336cm"/>
    </style:style>
    <style:style style:name="co14" style:family="table-column">
      <style:table-column-properties fo:break-before="auto" style:column-width="0.623cm"/>
    </style:style>
    <style:style style:name="co15" style:family="table-column">
      <style:table-column-properties fo:break-before="auto" style:column-width="0.963cm"/>
    </style:style>
    <style:style style:name="co16" style:family="table-column">
      <style:table-column-properties fo:break-before="auto" style:column-width="0.736cm"/>
    </style:style>
    <style:style style:name="co17" style:family="table-column">
      <style:table-column-properties fo:break-before="auto" style:column-width="1.076cm"/>
    </style:style>
    <style:style style:name="co18" style:family="table-column">
      <style:table-column-properties fo:break-before="auto" style:column-width="10.594cm"/>
    </style:style>
    <style:style style:name="co19" style:family="table-column">
      <style:table-column-properties fo:break-before="auto" style:column-width="0.919cm"/>
    </style:style>
    <style:style style:name="co20" style:family="table-column">
      <style:table-column-properties fo:break-before="auto" style:column-width="2.7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10 Pitch" style:font-name-asian="Droid Sans Fallback" style:font-name-complex="Lohit Devanagari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Heading">
      <style:paragraph-properties fo:margin-left="0cm"/>
    </style:style>
    <style:style style:name="ce4" style:family="table-cell" style:parent-style-name="Default">
      <style:text-properties style:font-name="Courier 10 Pitch1" style:font-name-asian="Droid Sans Fallback" style:font-size-asian="6pt" style:font-name-complex="Lohit Devanagari" style:font-size-complex="6pt"/>
    </style:style>
    <style:style style:name="ce5" style:family="table-cell" style:parent-style-name="Default" style:data-style-name="N11"/>
    <style:style style:name="ce6" style:family="table-cell" style:parent-style-name="Default">
      <style:text-properties style:font-weight-asian="bold" style:font-weight-complex="bold"/>
    </style:style>
    <style:style style:name="ce7" style:family="table-cell" style:parent-style-name="Heading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4"/>
  </office:automatic-styles>
  <office:body>
    <office:spreadsheet>
      <table:table table:name="platform.hp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1015" table:default-cell-style-name="Default"/>
        <table:table-row table:style-name="ro1">
          <table:table-cell table:style-name="Heading" office:value-type="string" calcext:value-type="string">
            <text:p>No</text:p>
          </table:table-cell>
          <table:table-cell table:style-name="Heading" office:value-type="string" calcext:value-type="string">
            <text:p>COMPOUND</text:p>
          </table:table-cell>
          <table:table-cell table:style-name="Heading" office:value-type="string" calcext:value-type="string">
            <text:p>C++</text:p>
          </table:table-cell>
          <table:table-cell table:style-name="Heading" office:value-type="string" calcext:value-type="string">
            <text:p>PYTHON</text:p>
          </table:table-cell>
          <table:table-cell table:style-name="Heading" office:value-type="string" calcext:value-type="string">
            <text:p>TEST</text:p>
          </table:table-cell>
          <table:table-cell table:style-name="Heading" office:value-type="string" calcext:value-type="string">
            <text:p>DOC</text:p>
          </table:table-cell>
          <table:table-cell table:style-name="Heading" office:value-type="string" calcext:value-type="string">
            <text:p>DONE</text:p>
          </table:table-cell>
          <table:table-cell table:style-name="Heading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tform::platform()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2]=&quot;✓&quot;)+([.D2]=&quot;✓&quot;)+([.E2]=&quot;✓&quot;)+([.F2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latform::platform(platform const&amp; rhs)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atform::explicit platform(cl_platform_id platid)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atform::operator=(platform const&amp; rhs)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latform::operator cl_platform_id () const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form::assign(platform const&amp; rhs)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latform::is_initialized() const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8]=&quot;✓&quot;)+([.D8]=&quot;✓&quot;)+([.E8]=&quot;✓&quot;)+([.F8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latform::id() const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9]=&quot;✓&quot;)+([.D9]=&quot;✓&quot;)+([.E9]=&quot;✓&quot;)+([.F9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latform::get_valid_id() const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10]=&quot;✓&quot;)+([.D10]=&quot;✓&quot;)+([.E10]=&quot;✓&quot;)+([.F10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latform::get_info(platform_info_t, size_t, void*, size_t*) const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11]=&quot;✓&quot;)+([.D11]=&quot;✓&quot;)+([.E11]=&quot;✓&quot;)+([.F11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latform::get_version() const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12]=&quot;✓&quot;)+([.D12]=&quot;✓&quot;)+([.E12]=&quot;✓&quot;)+([.F12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latform::get_name() const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13]=&quot;✓&quot;)+([.D13]=&quot;✓&quot;)+([.E13]=&quot;✓&quot;)+([.F13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latform::get_vendor() const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14]=&quot;✓&quot;)+([.D14]=&quot;✓&quot;)+([.E14]=&quot;✓&quot;)+([.F14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latform::get_extensions() const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15]=&quot;✓&quot;)+([.D15]=&quot;✓&quot;)+([.E15]=&quot;✓&quot;)+([.F15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query_platform_info(platform const&amp;, platform_query const&amp;)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16]=&quot;✓&quot;)+([.D16]=&quot;✓&quot;)+([.E16]=&quot;✓&quot;)+([.F1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Heading" office:value-type="string" calcext:value-type="string" table:number-columns-spanned="9" table:number-rows-spanned="1">
            <text:p>SUMMARY</text:p>
          </table:table-cell>
          <table:covered-table-cell table:style-name="Heading"/>
          <table:covered-table-cell table:number-columns-repeated="7"/>
          <table:table-cell table:number-columns-repeated="1015"/>
        </table:table-row>
        <table:table-row table:style-name="ro1">
          <table:table-cell table:style-name="Heading" office:value-type="string" calcext:value-type="string">
            <text:p>N</text:p>
          </table:table-cell>
          <table:table-cell table:style-name="Heading" table:number-columns-spanned="5" table:number-rows-spanned="2"/>
          <table:covered-table-cell table:number-columns-repeated="4" table:style-name="ce3"/>
          <table:table-cell table:style-name="Heading" office:value-type="string" calcext:value-type="string">
            <text:p>DONE</text:p>
          </table:table-cell>
          <table:table-cell table:style-name="Heading" office:value-type="string" calcext:value-type="string">
            <text:p>PLANNED</text:p>
          </table:table-cell>
          <table:table-cell table:style-name="Heading" office:value-type="string" calcext:value-type="string">
            <text:p>%</text:p>
          </table:table-cell>
          <table:table-cell table:style-name="Heading" table:number-columns-repeated="1015"/>
        </table:table-row>
        <table:table-row table:style-name="ro1">
          <table:table-cell table:formula="of:=[.A16]" office:value-type="float" office:value="15" calcext:value-type="float">
            <text:p>15</text:p>
          </table:table-cell>
          <table:covered-table-cell table:number-columns-repeated="5"/>
          <table:table-cell table:formula="of:=SUM([.G2:.G16])" office:value-type="float" office:value="59" calcext:value-type="float">
            <text:p>59</text:p>
          </table:table-cell>
          <table:table-cell table:formula="of:=4*[.A19]" office:value-type="float" office:value="60" calcext:value-type="float">
            <text:p>60</text:p>
          </table:table-cell>
          <table:table-cell table:style-name="ce5" table:formula="of:=[.G19]/[.H19]" office:value-type="percentage" office:value="0.983333333333333" calcext:value-type="percentage">
            <text:p>98.33%</text:p>
          </table:table-cell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tforms.hpp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4"/>
        <table:table-column table:style-name="co6" table:number-columns-repeated="2" table:default-cell-style-name="Default"/>
        <table:table-row table:style-name="ro1">
          <table:table-cell table:style-name="Heading" office:value-type="string" calcext:value-type="string">
            <text:p>No</text:p>
          </table:table-cell>
          <table:table-cell table:style-name="Heading" office:value-type="string" calcext:value-type="string">
            <text:p>COMPOUND</text:p>
          </table:table-cell>
          <table:table-cell table:style-name="Heading" office:value-type="string" calcext:value-type="string">
            <text:p>C++</text:p>
          </table:table-cell>
          <table:table-cell table:style-name="Heading" office:value-type="string" calcext:value-type="string">
            <text:p>PYTHON</text:p>
          </table:table-cell>
          <table:table-cell table:style-name="Heading" office:value-type="string" calcext:value-type="string">
            <text:p>TEST</text:p>
          </table:table-cell>
          <table:table-cell table:style-name="Heading" office:value-type="string" calcext:value-type="string">
            <text:p>DOC</text:p>
          </table:table-cell>
          <table:table-cell table:style-name="Heading" office:value-type="string" calcext:value-type="string">
            <text:p>DONE</text:p>
          </table:table-cell>
          <table:table-cell table:style-name="Heading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tforms</text:p>
          </table:table-cell>
          <table:table-cell table:number-columns-repeated="2" office:value-type="string" calcext:value-type="string">
            <text:p>✓</text:p>
          </table:table-cell>
          <table:table-cell/>
          <table:table-cell office:value-type="string" calcext:value-type="string">
            <text:p>✓</text:p>
          </table:table-cell>
          <table:table-cell table:formula="of:=([.C2]=&quot;✓&quot;)+([.D2]=&quot;✓&quot;)+([.E2]=&quot;✓&quot;)+([.F2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t_num_platforms()</text:p>
          </table:table-cell>
          <table:table-cell table:number-columns-repeated="4" office:value-type="string" calcext:value-type="string">
            <text:p>✓</text:p>
          </table:table-cell>
          <table:table-cell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et_platform_ids()</text:p>
          </table:table-cell>
          <table:table-cell table:number-columns-repeated="4" office:value-type="string" calcext:value-type="string">
            <text:p>✓</text:p>
          </table:table-cell>
          <table:table-cell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et_platforms()</text:p>
          </table:table-cell>
          <table:table-cell table:number-columns-repeated="4" office:value-type="string" calcext:value-type="string">
            <text:p>✓</text:p>
          </table:table-cell>
          <table:table-cell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ke_platforms(std::vector&lt;platform_id&gt; const&amp;)</text:p>
          </table:table-cell>
          <table:table-cell table:number-columns-repeated="4" office:value-type="string" calcext:value-type="string">
            <text:p>✓</text:p>
          </table:table-cell>
          <table:table-cell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Heading" office:value-type="string" calcext:value-type="string" table:number-columns-spanned="9" table:number-rows-spanned="1">
            <text:p>SUMMARY</text:p>
          </table:table-cell>
          <table:covered-table-cell table:style-name="Heading"/>
          <table:covered-table-cell table:number-columns-repeated="4" table:style-name="ce2"/>
          <table:covered-table-cell table:style-name="Default"/>
          <table:covered-table-cell table:number-columns-repeated="2"/>
        </table:table-row>
        <table:table-row table:style-name="ro1">
          <table:table-cell table:style-name="Heading" office:value-type="string" calcext:value-type="string">
            <text:p>N</text:p>
          </table:table-cell>
          <table:table-cell table:style-name="Heading" table:number-columns-spanned="5" table:number-rows-spanned="2"/>
          <table:covered-table-cell table:number-columns-repeated="4" table:style-name="ce3"/>
          <table:table-cell table:style-name="Heading" office:value-type="string" calcext:value-type="string">
            <text:p>DONE</text:p>
          </table:table-cell>
          <table:table-cell table:style-name="Heading" office:value-type="string" calcext:value-type="string">
            <text:p>PLANNED</text:p>
          </table:table-cell>
          <table:table-cell table:style-name="Heading" office:value-type="string" calcext:value-type="string">
            <text:p>%</text:p>
          </table:table-cell>
        </table:table-row>
        <table:table-row table:style-name="ro1">
          <table:table-cell table:formula="of:=[.A6]" office:value-type="float" office:value="5" calcext:value-type="float">
            <text:p>5</text:p>
          </table:table-cell>
          <table:covered-table-cell/>
          <table:covered-table-cell table:number-columns-repeated="4" table:style-name="ce2"/>
          <table:table-cell table:style-name="Default" table:formula="of:=SUM([.G2:.G6])" office:value-type="float" office:value="19" calcext:value-type="float">
            <text:p>19</text:p>
          </table:table-cell>
          <table:table-cell table:formula="of:=4*[.A9]" office:value-type="float" office:value="20" calcext:value-type="float">
            <text:p>20</text:p>
          </table:table-cell>
          <table:table-cell table:style-name="ce5" table:formula="of:=[.G9]/[.H9]" office:value-type="percentage" office:value="0.95" calcext:value-type="percentage">
            <text:p>95.00%</text:p>
          </table:table-cell>
        </table:table-row>
      </table:table>
      <table:table table:name="device.hp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5" table:default-cell-style-name="ce2"/>
        <table:table-column table:style-name="co6" table:number-columns-repeated="2" table:default-cell-style-name="Default"/>
        <table:table-column table:style-name="co7" table:number-columns-repeated="1015" table:default-cell-style-name="Default"/>
        <table:table-row table:style-name="ro1">
          <table:table-cell table:style-name="Heading" office:value-type="string" calcext:value-type="string">
            <text:p>No</text:p>
          </table:table-cell>
          <table:table-cell table:style-name="Heading" office:value-type="string" calcext:value-type="string">
            <text:p>COMPOUND</text:p>
          </table:table-cell>
          <table:table-cell table:style-name="Heading" office:value-type="string" calcext:value-type="string">
            <text:p>C++</text:p>
          </table:table-cell>
          <table:table-cell table:style-name="Heading" office:value-type="string" calcext:value-type="string">
            <text:p>PYTHON</text:p>
          </table:table-cell>
          <table:table-cell table:style-name="Heading" office:value-type="string" calcext:value-type="string">
            <text:p>TEST</text:p>
          </table:table-cell>
          <table:table-cell table:style-name="Heading" office:value-type="string" calcext:value-type="string">
            <text:p>DOC</text:p>
          </table:table-cell>
          <table:table-cell table:style-name="Heading" office:value-type="string" calcext:value-type="string">
            <text:p>DONE</text:p>
          </table:table-cell>
          <table:table-cell table:style-name="Heading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evice::device() </text:p>
          </table:table-cell>
          <table:table-cell table:number-columns-repeated="4" office:value-type="string" calcext:value-type="string">
            <text:p>✓</text:p>
          </table:table-cell>
          <table:table-cell table:formula="of:=([.C2]=&quot;✓&quot;)+([.D2]=&quot;✓&quot;)+([.E2]=&quot;✓&quot;)+([.F2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vice::device(device const&amp; rhs) </text:p>
          </table:table-cell>
          <table:table-cell table:number-columns-repeated="4" office:value-type="string" calcext:value-type="string">
            <text:p>✓</text:p>
          </table:table-cell>
          <table:table-cell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vice::explicit device(cl_device_id devid) </text:p>
          </table:table-cell>
          <table:table-cell table:number-columns-repeated="4" office:value-type="string" calcext:value-type="string">
            <text:p>✓</text:p>
          </table:table-cell>
          <table:table-cell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vice::operator=(device const&amp; rhs)</text:p>
          </table:table-cell>
          <table:table-cell table:number-columns-repeated="4" office:value-type="string" calcext:value-type="string">
            <text:p>✓</text:p>
          </table:table-cell>
          <table:table-cell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vice::explicit operator cl_device_id 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vice::assign(device const&amp; rhs) </text:p>
          </table:table-cell>
          <table:table-cell table:number-columns-repeated="4" office:value-type="string" calcext:value-type="string">
            <text:p>✓</text:p>
          </table:table-cell>
          <table:table-cell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vice::is_initialized() const </text:p>
          </table:table-cell>
          <table:table-cell table:number-columns-repeated="4" office:value-type="string" calcext:value-type="string">
            <text:p>✓</text:p>
          </table:table-cell>
          <table:table-cell table:formula="of:=([.C8]=&quot;✓&quot;)+([.D8]=&quot;✓&quot;)+([.E8]=&quot;✓&quot;)+([.F8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vice::id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9]=&quot;✓&quot;)+([.D9]=&quot;✓&quot;)+([.E9]=&quot;✓&quot;)+([.F9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vice::get_valid_id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10]=&quot;✓&quot;)+([.D10]=&quot;✓&quot;)+([.E10]=&quot;✓&quot;)+([.F10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vice::get_info(device_info_t, size_t, void*, size_t*) const</text:p>
          </table:table-cell>
          <table:table-cell table:number-columns-repeated="4" office:value-type="string" calcext:value-type="string">
            <text:p>✓</text:p>
          </table:table-cell>
          <table:table-cell table:formula="of:=([.C11]=&quot;✓&quot;)+([.D11]=&quot;✓&quot;)+([.E11]=&quot;✓&quot;)+([.F11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ce::get_typ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12]=&quot;✓&quot;)+([.D12]=&quot;✓&quot;)+([.E12]=&quot;✓&quot;)+([.F12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vice::get_vendor_id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13]=&quot;✓&quot;)+([.D13]=&quot;✓&quot;)+([.E13]=&quot;✓&quot;)+([.F13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vice::get_max_compute_unit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14]=&quot;✓&quot;)+([.D14]=&quot;✓&quot;)+([.E14]=&quot;✓&quot;)+([.F14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vice::get_max_work_item_dimension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15]=&quot;✓&quot;)+([.D15]=&quot;✓&quot;)+([.E15]=&quot;✓&quot;)+([.F15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vice::get_max_work_group_siz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16]=&quot;✓&quot;)+([.D16]=&quot;✓&quot;)+([.E16]=&quot;✓&quot;)+([.F16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vice::get_max_work_item_size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17]=&quot;✓&quot;)+([.D17]=&quot;✓&quot;)+([.E17]=&quot;✓&quot;)+([.F17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vice::get_preferred_vector_width_char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18]=&quot;✓&quot;)+([.D18]=&quot;✓&quot;)+([.E18]=&quot;✓&quot;)+([.F18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vice::get_preferred_vector_width_short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19]=&quot;✓&quot;)+([.D19]=&quot;✓&quot;)+([.E19]=&quot;✓&quot;)+([.F19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vice::get_preferred_vector_width_int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20]=&quot;✓&quot;)+([.D20]=&quot;✓&quot;)+([.E20]=&quot;✓&quot;)+([.F20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vice::get_preferred_vector_width_long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21]=&quot;✓&quot;)+([.D21]=&quot;✓&quot;)+([.E21]=&quot;✓&quot;)+([.F21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vice::get_preferred_vector_width_float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22]=&quot;✓&quot;)+([.D22]=&quot;✓&quot;)+([.E22]=&quot;✓&quot;)+([.F22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evice::get_preferred_vector_width_doubl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23]=&quot;✓&quot;)+([.D23]=&quot;✓&quot;)+([.E23]=&quot;✓&quot;)+([.F23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evice::get_max_clock_frequency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24]=&quot;✓&quot;)+([.D24]=&quot;✓&quot;)+([.E24]=&quot;✓&quot;)+([.F24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vice::get_address_bit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25]=&quot;✓&quot;)+([.D25]=&quot;✓&quot;)+([.E25]=&quot;✓&quot;)+([.F25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evice::get_max_read_image_arg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26]=&quot;✓&quot;)+([.D26]=&quot;✓&quot;)+([.E26]=&quot;✓&quot;)+([.F26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evice::get_max_write_image_arg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27]=&quot;✓&quot;)+([.D27]=&quot;✓&quot;)+([.E27]=&quot;✓&quot;)+([.F27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evice::get_max_mem_alloc_siz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28]=&quot;✓&quot;)+([.D28]=&quot;✓&quot;)+([.E28]=&quot;✓&quot;)+([.F28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evice::get_image2d_max_width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29]=&quot;✓&quot;)+([.D29]=&quot;✓&quot;)+([.E29]=&quot;✓&quot;)+([.F29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vice::get_image2d_max_height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30]=&quot;✓&quot;)+([.D30]=&quot;✓&quot;)+([.E30]=&quot;✓&quot;)+([.F30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vice::get_image3d_max_width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31]=&quot;✓&quot;)+([.D31]=&quot;✓&quot;)+([.E31]=&quot;✓&quot;)+([.F31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vice::get_image3d_max_height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32]=&quot;✓&quot;)+([.D32]=&quot;✓&quot;)+([.E32]=&quot;✓&quot;)+([.F32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evice::get_image3d_max_depth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33]=&quot;✓&quot;)+([.D33]=&quot;✓&quot;)+([.E33]=&quot;✓&quot;)+([.F33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evice::get_image_support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34]=&quot;✓&quot;)+([.D34]=&quot;✓&quot;)+([.E34]=&quot;✓&quot;)+([.F34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evice::get_max_parameter_siz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35]=&quot;✓&quot;)+([.D35]=&quot;✓&quot;)+([.E35]=&quot;✓&quot;)+([.F35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evice::get_max_sampler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36]=&quot;✓&quot;)+([.D36]=&quot;✓&quot;)+([.E36]=&quot;✓&quot;)+([.F36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evice::get_mem_base_addr_align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37]=&quot;✓&quot;)+([.D37]=&quot;✓&quot;)+([.E37]=&quot;✓&quot;)+([.F37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evice::get_min_data_type_align_siz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38]=&quot;✓&quot;)+([.D38]=&quot;✓&quot;)+([.E38]=&quot;✓&quot;)+([.F38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evice::get_single_fp_config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39]=&quot;✓&quot;)+([.D39]=&quot;✓&quot;)+([.E39]=&quot;✓&quot;)+([.F39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evice::get_global_mem_cache_typ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40]=&quot;✓&quot;)+([.D40]=&quot;✓&quot;)+([.E40]=&quot;✓&quot;)+([.F40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vice::get_global_mem_cacheline_siz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41]=&quot;✓&quot;)+([.D41]=&quot;✓&quot;)+([.E41]=&quot;✓&quot;)+([.F41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evice::get_global_mem_cache_siz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42]=&quot;✓&quot;)+([.D42]=&quot;✓&quot;)+([.E42]=&quot;✓&quot;)+([.F42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evice::get_global_mem_siz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43]=&quot;✓&quot;)+([.D43]=&quot;✓&quot;)+([.E43]=&quot;✓&quot;)+([.F43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evice::get_max_constant_buffer_siz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44]=&quot;✓&quot;)+([.D44]=&quot;✓&quot;)+([.E44]=&quot;✓&quot;)+([.F44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evice::get_max_constant_arg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45]=&quot;✓&quot;)+([.D45]=&quot;✓&quot;)+([.E45]=&quot;✓&quot;)+([.F45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evice::get_local_mem_typ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46]=&quot;✓&quot;)+([.D46]=&quot;✓&quot;)+([.E46]=&quot;✓&quot;)+([.F46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evice::get_local_mem_siz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47]=&quot;✓&quot;)+([.D47]=&quot;✓&quot;)+([.E47]=&quot;✓&quot;)+([.F47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evice::get_error_correction_support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48]=&quot;✓&quot;)+([.D48]=&quot;✓&quot;)+([.E48]=&quot;✓&quot;)+([.F48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evice::get_profiling_timer_resolution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49]=&quot;✓&quot;)+([.D49]=&quot;✓&quot;)+([.E49]=&quot;✓&quot;)+([.F49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evice::get_endian_littl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50]=&quot;✓&quot;)+([.D50]=&quot;✓&quot;)+([.E50]=&quot;✓&quot;)+([.F50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evice::get_availabl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51]=&quot;✓&quot;)+([.D51]=&quot;✓&quot;)+([.E51]=&quot;✓&quot;)+([.F51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evice::get_compiler_availabl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52]=&quot;✓&quot;)+([.D52]=&quot;✓&quot;)+([.E52]=&quot;✓&quot;)+([.F52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evice::get_execution_capabilitie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53]=&quot;✓&quot;)+([.D53]=&quot;✓&quot;)+([.E53]=&quot;✓&quot;)+([.F53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evice::get_queue_propertie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54]=&quot;✓&quot;)+([.D54]=&quot;✓&quot;)+([.E54]=&quot;✓&quot;)+([.F54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evice::get_nam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55]=&quot;✓&quot;)+([.D55]=&quot;✓&quot;)+([.E55]=&quot;✓&quot;)+([.F55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evice::get_vendor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56]=&quot;✓&quot;)+([.D56]=&quot;✓&quot;)+([.E56]=&quot;✓&quot;)+([.F56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evice::get_driver_version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57]=&quot;✓&quot;)+([.D57]=&quot;✓&quot;)+([.E57]=&quot;✓&quot;)+([.F57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evice::get_profil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58]=&quot;✓&quot;)+([.D58]=&quot;✓&quot;)+([.E58]=&quot;✓&quot;)+([.F58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evice::get_version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59]=&quot;✓&quot;)+([.D59]=&quot;✓&quot;)+([.E59]=&quot;✓&quot;)+([.F59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evice::get_extension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60]=&quot;✓&quot;)+([.D60]=&quot;✓&quot;)+([.E60]=&quot;✓&quot;)+([.F60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evice::get_platform_id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61]=&quot;✓&quot;)+([.D61]=&quot;✓&quot;)+([.E61]=&quot;✓&quot;)+([.F61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evice::get_double_fp_config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62]=&quot;✓&quot;)+([.D62]=&quot;✓&quot;)+([.E62]=&quot;✓&quot;)+([.F62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evice::get_preferred_vector_width_half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63]=&quot;✓&quot;)+([.D63]=&quot;✓&quot;)+([.E63]=&quot;✓&quot;)+([.F63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evice::get_host_unified_memory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64]=&quot;✓&quot;)+([.D64]=&quot;✓&quot;)+([.E64]=&quot;✓&quot;)+([.F64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evice::get_native_vector_width_char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65]=&quot;✓&quot;)+([.D65]=&quot;✓&quot;)+([.E65]=&quot;✓&quot;)+([.F65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evice::get_native_vector_width_short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66]=&quot;✓&quot;)+([.D66]=&quot;✓&quot;)+([.E66]=&quot;✓&quot;)+([.F66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evice::get_native_vector_width_int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67]=&quot;✓&quot;)+([.D67]=&quot;✓&quot;)+([.E67]=&quot;✓&quot;)+([.F67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evice::get_native_vector_width_long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68]=&quot;✓&quot;)+([.D68]=&quot;✓&quot;)+([.E68]=&quot;✓&quot;)+([.F68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evice::get_native_vector_width_float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69]=&quot;✓&quot;)+([.D69]=&quot;✓&quot;)+([.E69]=&quot;✓&quot;)+([.F69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evice::get_native_vector_width_doubl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70]=&quot;✓&quot;)+([.D70]=&quot;✓&quot;)+([.E70]=&quot;✓&quot;)+([.F70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evice::get_native_vector_width_half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71]=&quot;✓&quot;)+([.D71]=&quot;✓&quot;)+([.E71]=&quot;✓&quot;)+([.F71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evice::get_opencl_c_version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72]=&quot;✓&quot;)+([.D72]=&quot;✓&quot;)+([.E72]=&quot;✓&quot;)+([.F72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evice::get_linker_availabl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73]=&quot;✓&quot;)+([.D73]=&quot;✓&quot;)+([.E73]=&quot;✓&quot;)+([.F73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evice::get_built_in_kernel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74]=&quot;✓&quot;)+([.D74]=&quot;✓&quot;)+([.E74]=&quot;✓&quot;)+([.F74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evice::get_image_max_buffer_siz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75]=&quot;✓&quot;)+([.D75]=&quot;✓&quot;)+([.E75]=&quot;✓&quot;)+([.F75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evice::get_image_max_array_siz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76]=&quot;✓&quot;)+([.D76]=&quot;✓&quot;)+([.E76]=&quot;✓&quot;)+([.F76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evice::get_parent_device_id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77]=&quot;✓&quot;)+([.D77]=&quot;✓&quot;)+([.E77]=&quot;✓&quot;)+([.F77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evice::get_partition_max_sub_device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78]=&quot;✓&quot;)+([.D78]=&quot;✓&quot;)+([.E78]=&quot;✓&quot;)+([.F78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evice::get_partition_propertie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79]=&quot;✓&quot;)+([.D79]=&quot;✓&quot;)+([.E79]=&quot;✓&quot;)+([.F79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evice::get_partition_affinity_domain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80]=&quot;✓&quot;)+([.D80]=&quot;✓&quot;)+([.E80]=&quot;✓&quot;)+([.F80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evice::get_partition_typ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81]=&quot;✓&quot;)+([.D81]=&quot;✓&quot;)+([.E81]=&quot;✓&quot;)+([.F81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evice::get_reference_count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82]=&quot;✓&quot;)+([.D82]=&quot;✓&quot;)+([.E82]=&quot;✓&quot;)+([.F82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device::get_preferred_interop_user_sync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83]=&quot;✓&quot;)+([.D83]=&quot;✓&quot;)+([.E83]=&quot;✓&quot;)+([.F83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evice::get_printf_buffer_siz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84]=&quot;✓&quot;)+([.D84]=&quot;✓&quot;)+([.E84]=&quot;✓&quot;)+([.F84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evice::get_image_pitch_alignment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85]=&quot;✓&quot;)+([.D85]=&quot;✓&quot;)+([.E85]=&quot;✓&quot;)+([.F85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evice::get_image_base_address_alignment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86]=&quot;✓&quot;)+([.D86]=&quot;✓&quot;)+([.E86]=&quot;✓&quot;)+([.F86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device::operator == (device const&amp; x) const</text:p>
          </table:table-cell>
          <table:table-cell table:number-columns-repeated="4" office:value-type="string" calcext:value-type="string">
            <text:p>✓</text:p>
          </table:table-cell>
          <table:table-cell table:formula="of:=([.C87]=&quot;✓&quot;)+([.D87]=&quot;✓&quot;)+([.E87]=&quot;✓&quot;)+([.F87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evice::operator != (device const&amp; x) const</text:p>
          </table:table-cell>
          <table:table-cell table:number-columns-repeated="4" office:value-type="string" calcext:value-type="string">
            <text:p>✓</text:p>
          </table:table-cell>
          <table:table-cell table:formula="of:=([.C88]=&quot;✓&quot;)+([.D88]=&quot;✓&quot;)+([.E88]=&quot;✓&quot;)+([.F88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query_device_info(device const&amp;, device_query const&amp;)</text:p>
          </table:table-cell>
          <table:table-cell table:number-columns-repeated="3" office:value-type="string" calcext:value-type="string">
            <text:p>✓</text:p>
          </table:table-cell>
          <table:table-cell/>
          <table:table-cell table:formula="of:=([.C89]=&quot;✓&quot;)+([.D89]=&quot;✓&quot;)+([.E89]=&quot;✓&quot;)+([.F8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Heading" office:value-type="string" calcext:value-type="string" table:number-columns-spanned="9" table:number-rows-spanned="1">
            <text:p>SUMMARY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Heading" office:value-type="string" calcext:value-type="string">
            <text:p>N</text:p>
          </table:table-cell>
          <table:table-cell table:number-columns-spanned="5" table:number-rows-spanned="2"/>
          <table:covered-table-cell table:number-columns-repeated="4"/>
          <table:table-cell table:style-name="ce7" office:value-type="string" calcext:value-type="string">
            <text:p>DONE</text:p>
          </table:table-cell>
          <table:table-cell table:style-name="Heading" office:value-type="string" calcext:value-type="string">
            <text:p>PLANNED</text:p>
          </table:table-cell>
          <table:table-cell table:style-name="Heading" office:value-type="string" calcext:value-type="string">
            <text:p>%</text:p>
          </table:table-cell>
          <table:table-cell table:number-columns-repeated="1015"/>
        </table:table-row>
        <table:table-row table:style-name="ro1">
          <table:table-cell table:formula="of:=[.A89]" office:value-type="float" office:value="88" calcext:value-type="float">
            <text:p>88</text:p>
          </table:table-cell>
          <table:covered-table-cell table:number-columns-repeated="5"/>
          <table:table-cell table:style-name="Default" table:formula="of:=SUM([.G2:.G89])" office:value-type="float" office:value="351" calcext:value-type="float">
            <text:p>351</text:p>
          </table:table-cell>
          <table:table-cell table:formula="of:=4*[.A92]" office:value-type="float" office:value="352" calcext:value-type="float">
            <text:p>352</text:p>
          </table:table-cell>
          <table:table-cell table:style-name="ce5" table:formula="of:=[.G92]/[.H92]" office:value-type="percentage" office:value="0.997159090909091" calcext:value-type="percentage">
            <text:p>99.72%</text:p>
          </table:table-cell>
          <table:table-cell table:number-columns-repeated="1015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vices.hpp" table:style-name="ta1">
        <table:table-column table:style-name="co1" table:default-cell-style-name="Default"/>
        <table:table-column table:style-name="co9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4"/>
        <table:table-column table:style-name="co6" table:number-columns-repeated="2" table:default-cell-style-name="Default"/>
        <table:table-row table:style-name="ro1">
          <table:table-cell table:style-name="Heading" office:value-type="string" calcext:value-type="string">
            <text:p>No</text:p>
          </table:table-cell>
          <table:table-cell table:style-name="Heading" office:value-type="string" calcext:value-type="string">
            <text:p>COMPOUND</text:p>
          </table:table-cell>
          <table:table-cell table:style-name="Heading" office:value-type="string" calcext:value-type="string">
            <text:p>C++</text:p>
          </table:table-cell>
          <table:table-cell table:style-name="Heading" office:value-type="string" calcext:value-type="string">
            <text:p>PYTHON</text:p>
          </table:table-cell>
          <table:table-cell table:style-name="Heading" office:value-type="string" calcext:value-type="string">
            <text:p>TEST</text:p>
          </table:table-cell>
          <table:table-cell table:style-name="Heading" office:value-type="string" calcext:value-type="string">
            <text:p>DOC</text:p>
          </table:table-cell>
          <table:table-cell table:style-name="Heading" office:value-type="string" calcext:value-type="string">
            <text:p>DONE</text:p>
          </table:table-cell>
          <table:table-cell table:style-name="Heading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ices</text:p>
          </table:table-cell>
          <table:table-cell table:number-columns-repeated="2" office:value-type="string" calcext:value-type="string">
            <text:p>✓</text:p>
          </table:table-cell>
          <table:table-cell/>
          <table:table-cell office:value-type="string" calcext:value-type="string">
            <text:p>✓</text:p>
          </table:table-cell>
          <table:table-cell table:formula="of:=([.C2]=&quot;✓&quot;)+([.D2]=&quot;✓&quot;)+([.E2]=&quot;✓&quot;)+([.F2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t_num_devices(cl_platform_id, device_type_t)</text:p>
          </table:table-cell>
          <table:table-cell table:number-columns-repeated="4" office:value-type="string" calcext:value-type="string">
            <text:p>✓</text:p>
          </table:table-cell>
          <table:table-cell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et_device_ids(cl_platform_id, device_type_t)</text:p>
          </table:table-cell>
          <table:table-cell table:number-columns-repeated="4" office:value-type="string" calcext:value-type="string">
            <text:p>✓</text:p>
          </table:table-cell>
          <table:table-cell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et_devices(cl_platform_id,device_type_t)</text:p>
          </table:table-cell>
          <table:table-cell table:number-columns-repeated="4" office:value-type="string" calcext:value-type="string">
            <text:p>✓</text:p>
          </table:table-cell>
          <table:table-cell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t_devices(platform const&amp;, device_type_t)</text:p>
          </table:table-cell>
          <table:table-cell table:number-columns-repeated="4" office:value-type="string" calcext:value-type="string">
            <text:p>✓</text:p>
          </table:table-cell>
          <table:table-cell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ke_platforms(std::vector&lt;platform_id&gt; const&amp;)</text:p>
          </table:table-cell>
          <table:table-cell table:number-columns-repeated="4" office:value-type="string" calcext:value-type="string">
            <text:p>✓</text:p>
          </table:table-cell>
          <table:table-cell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Heading" office:value-type="string" calcext:value-type="string" table:number-columns-spanned="9" table:number-rows-spanned="1">
            <text:p>SUMMARY</text:p>
          </table:table-cell>
          <table:covered-table-cell table:style-name="Heading"/>
          <table:covered-table-cell table:number-columns-repeated="4" table:style-name="ce2"/>
          <table:covered-table-cell table:style-name="Default"/>
          <table:covered-table-cell table:number-columns-repeated="2"/>
        </table:table-row>
        <table:table-row table:style-name="ro1">
          <table:table-cell table:style-name="Heading" office:value-type="string" calcext:value-type="string">
            <text:p>N</text:p>
          </table:table-cell>
          <table:table-cell table:style-name="Heading" table:number-columns-spanned="5" table:number-rows-spanned="2"/>
          <table:covered-table-cell table:number-columns-repeated="4" table:style-name="ce3"/>
          <table:table-cell table:style-name="Heading" office:value-type="string" calcext:value-type="string">
            <text:p>DONE</text:p>
          </table:table-cell>
          <table:table-cell table:style-name="Heading" office:value-type="string" calcext:value-type="string">
            <text:p>PLANNED</text:p>
          </table:table-cell>
          <table:table-cell table:style-name="Heading" office:value-type="string" calcext:value-type="string">
            <text:p>%</text:p>
          </table:table-cell>
        </table:table-row>
        <table:table-row table:style-name="ro1">
          <table:table-cell table:formula="of:=[.A7]" office:value-type="float" office:value="6" calcext:value-type="float">
            <text:p>6</text:p>
          </table:table-cell>
          <table:covered-table-cell/>
          <table:covered-table-cell table:number-columns-repeated="4" table:style-name="ce2"/>
          <table:table-cell table:style-name="Default" table:formula="of:=SUM([.G2:.G7])" office:value-type="float" office:value="23" calcext:value-type="float">
            <text:p>23</text:p>
          </table:table-cell>
          <table:table-cell table:formula="of:=4*[.A10]" office:value-type="float" office:value="24" calcext:value-type="float">
            <text:p>24</text:p>
          </table:table-cell>
          <table:table-cell table:style-name="ce5" table:formula="of:=[.G10]/[.H10]" office:value-type="percentage" office:value="0.958333333333333" calcext:value-type="percentage">
            <text:p>95.83%</text:p>
          </table:table-cell>
        </table:table-row>
      </table:table>
      <table:table table:name="platform_layer.hpp" table:style-name="ta1">
        <table:table-column table:style-name="co1" table:default-cell-style-name="Default"/>
        <table:table-column table:style-name="co10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4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Heading" office:value-type="string" calcext:value-type="string">
            <text:p>No</text:p>
          </table:table-cell>
          <table:table-cell table:style-name="Heading" office:value-type="string" calcext:value-type="string">
            <text:p>COMPOUND</text:p>
          </table:table-cell>
          <table:table-cell table:style-name="Heading" office:value-type="string" calcext:value-type="string">
            <text:p>C++</text:p>
          </table:table-cell>
          <table:table-cell table:style-name="Heading" office:value-type="string" calcext:value-type="string">
            <text:p>PYTHON</text:p>
          </table:table-cell>
          <table:table-cell table:style-name="Heading" office:value-type="string" calcext:value-type="string">
            <text:p>TEST</text:p>
          </table:table-cell>
          <table:table-cell table:style-name="Heading" office:value-type="string" calcext:value-type="string">
            <text:p>DOC</text:p>
          </table:table-cell>
          <table:table-cell table:style-name="Heading" office:value-type="string" calcext:value-type="string">
            <text:p>DONE</text:p>
          </table:table-cell>
          <table:table-cell table:style-name="Heading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tform_layer::platform_layer();</text:p>
          </table:table-cell>
          <table:table-cell table:number-columns-repeated="3" office:value-type="string" calcext:value-type="string">
            <text:p>✓</text:p>
          </table:table-cell>
          <table:table-cell/>
          <table:table-cell table:formula="of:=([.C2]=&quot;✓&quot;)+([.D2]=&quot;✓&quot;)+([.E2]=&quot;✓&quot;)+([.F2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latform_layer::get_platforms() const;</text:p>
          </table:table-cell>
          <table:table-cell table:number-columns-repeated="3" office:value-type="string" calcext:value-type="string">
            <text:p>✓</text:p>
          </table:table-cell>
          <table:table-cell/>
          <table:table-cell table:formula="of:=([.C3]=&quot;✓&quot;)+([.D3]=&quot;✓&quot;)+([.E3]=&quot;✓&quot;)+([.F3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atform_layer::get_devices() const;</text:p>
          </table:table-cell>
          <table:table-cell table:number-columns-repeated="3" office:value-type="string" calcext:value-type="string">
            <text:p>✓</text:p>
          </table:table-cell>
          <table:table-cell/>
          <table:table-cell table:formula="of:=([.C4]=&quot;✓&quot;)+([.D4]=&quot;✓&quot;)+([.E4]=&quot;✓&quot;)+([.F4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atform_layer::get_devices(platform const&amp;) const;</text:p>
          </table:table-cell>
          <table:table-cell table:number-columns-repeated="3" office:value-type="string" calcext:value-type="string">
            <text:p>✓</text:p>
          </table:table-cell>
          <table:table-cell/>
          <table:table-cell table:formula="of:=([.C5]=&quot;✓&quot;)+([.D5]=&quot;✓&quot;)+([.E5]=&quot;✓&quot;)+([.F5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latform_layer::get_platform(device const&amp;) const;</text:p>
          </table:table-cell>
          <table:table-cell table:number-columns-repeated="3" office:value-type="string" calcext:value-type="string">
            <text:p>✓</text:p>
          </table:table-cell>
          <table:table-cell/>
          <table:table-cell table:formula="of:=([.C6]=&quot;✓&quot;)+([.D6]=&quot;✓&quot;)+([.E6]=&quot;✓&quot;)+([.F6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ry_platform_layer_info(platform_layer const&amp;, platform_query const&amp;, device_query const&amp;)</text:p>
          </table:table-cell>
          <table:table-cell table:number-columns-repeated="3" office:value-type="string" calcext:value-type="string">
            <text:p>✓</text:p>
          </table:table-cell>
          <table:table-cell/>
          <table:table-cell table:formula="of:=([.C7]=&quot;✓&quot;)+([.D7]=&quot;✓&quot;)+([.E7]=&quot;✓&quot;)+([.F7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Heading" office:value-type="string" calcext:value-type="string" table:number-columns-spanned="9" table:number-rows-spanned="1">
            <text:p>SUMMARY</text:p>
          </table:table-cell>
          <table:covered-table-cell table:style-name="Heading"/>
          <table:covered-table-cell table:number-columns-repeated="4" table:style-name="ce2"/>
          <table:covered-table-cell table:style-name="Default"/>
          <table:covered-table-cell table:number-columns-repeated="2"/>
        </table:table-row>
        <table:table-row table:style-name="ro1">
          <table:table-cell table:style-name="Heading" office:value-type="string" calcext:value-type="string">
            <text:p>N</text:p>
          </table:table-cell>
          <table:table-cell table:style-name="Heading" table:number-columns-spanned="5" table:number-rows-spanned="2"/>
          <table:covered-table-cell table:number-columns-repeated="4" table:style-name="ce3"/>
          <table:table-cell table:style-name="Heading" office:value-type="string" calcext:value-type="string">
            <text:p>DONE</text:p>
          </table:table-cell>
          <table:table-cell table:style-name="Heading" office:value-type="string" calcext:value-type="string">
            <text:p>PLANNED</text:p>
          </table:table-cell>
          <table:table-cell table:style-name="Heading" office:value-type="string" calcext:value-type="string">
            <text:p>%</text:p>
          </table:table-cell>
        </table:table-row>
        <table:table-row table:style-name="ro1">
          <table:table-cell table:formula="of:=[.A7]" office:value-type="float" office:value="6" calcext:value-type="float">
            <text:p>6</text:p>
          </table:table-cell>
          <table:covered-table-cell/>
          <table:covered-table-cell table:number-columns-repeated="4" table:style-name="ce2"/>
          <table:table-cell table:style-name="Default" table:formula="of:=SUM([.G2:.G7])" office:value-type="float" office:value="18" calcext:value-type="float">
            <text:p>18</text:p>
          </table:table-cell>
          <table:table-cell table:formula="of:=4*[.A10]" office:value-type="float" office:value="24" calcext:value-type="float">
            <text:p>24</text:p>
          </table:table-cell>
          <table:table-cell table:style-name="ce5" table:formula="of:=[.G10]/[.H10]" office:value-type="percentage" office:value="0.75" calcext:value-type="percentage">
            <text:p>75.00%</text:p>
          </table:table-cell>
        </table:table-row>
      </table:table>
      <table:table table:name="context.hpp" table:style-name="ta1">
        <table:table-column table:style-name="co1" table:default-cell-style-name="Default"/>
        <table:table-column table:style-name="co11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1015" table:default-cell-style-name="Default"/>
        <table:table-row table:style-name="ro1">
          <table:table-cell table:style-name="Heading" office:value-type="string" calcext:value-type="string">
            <text:p>No</text:p>
          </table:table-cell>
          <table:table-cell table:style-name="Heading" office:value-type="string" calcext:value-type="string">
            <text:p>COMPOUND</text:p>
          </table:table-cell>
          <table:table-cell table:style-name="Heading" office:value-type="string" calcext:value-type="string">
            <text:p>C++</text:p>
          </table:table-cell>
          <table:table-cell table:style-name="Heading" office:value-type="string" calcext:value-type="string">
            <text:p>PYTHON</text:p>
          </table:table-cell>
          <table:table-cell table:style-name="Heading" office:value-type="string" calcext:value-type="string">
            <text:p>TEST</text:p>
          </table:table-cell>
          <table:table-cell table:style-name="Heading" office:value-type="string" calcext:value-type="string">
            <text:p>DOC</text:p>
          </table:table-cell>
          <table:table-cell table:style-name="Heading" office:value-type="string" calcext:value-type="string">
            <text:p>DONE</text:p>
          </table:table-cell>
          <table:table-cell table:style-name="Heading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text::ctx()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2]=&quot;✓&quot;)+([.D2]=&quot;✓&quot;)+([.E2]=&quot;✓&quot;)+([.F2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text::get_valid_ctx()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ext::context(context_properties const&amp;, devices const&amp;, void(*)(...), void*)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ext::context(context_properties, device_type_t, void(*)(...), void*)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ext::context(context const&amp;)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text::operator=(context const&amp;)</text:p>
          </table:table-cell>
          <table:table-cell table:style-name="ce1" office:value-type="string" calcext:value-type="string">
            <text:p>✓</text:p>
          </table:table-cell>
          <table:table-cell table:style-name="ce1"/>
          <table:table-cell table:number-columns-repeated="2" table:style-name="ce1" office:value-type="string" calcext:value-type="string">
            <text:p>✓</text:p>
          </table:table-cell>
          <table:table-cell table:style-name="ce4" table:formula="of:=([.C7]=&quot;✓&quot;)+([.D7]=&quot;✓&quot;)+([.E7]=&quot;✓&quot;)+([.F7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ntext::operator==(context const&amp;) const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8]=&quot;✓&quot;)+([.D8]=&quot;✓&quot;)+([.E8]=&quot;✓&quot;)+([.F8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text::operator!=(context const&amp;) const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9]=&quot;✓&quot;)+([.D9]=&quot;✓&quot;)+([.E9]=&quot;✓&quot;)+([.F9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text::assign(context const&amp;)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10]=&quot;✓&quot;)+([.D10]=&quot;✓&quot;)+([.E10]=&quot;✓&quot;)+([.F10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ntext::is_initialized() const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11]=&quot;✓&quot;)+([.D11]=&quot;✓&quot;)+([.E11]=&quot;✓&quot;)+([.F11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ntext::get_info(context_info_t, size_t, void*, size_t*) const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12]=&quot;✓&quot;)+([.D12]=&quot;✓&quot;)+([.E12]=&quot;✓&quot;)+([.F12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text::get_reference_count() const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13]=&quot;✓&quot;)+([.D13]=&quot;✓&quot;)+([.E13]=&quot;✓&quot;)+([.F13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text::get_num_devices() const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14]=&quot;✓&quot;)+([.D14]=&quot;✓&quot;)+([.E14]=&quot;✓&quot;)+([.F14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ntext::get_devices() const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15]=&quot;✓&quot;)+([.D15]=&quot;✓&quot;)+([.E15]=&quot;✓&quot;)+([.F15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ntext::get_properties() const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16]=&quot;✓&quot;)+([.D16]=&quot;✓&quot;)+([.E16]=&quot;✓&quot;)+([.F16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Heading" office:value-type="string" calcext:value-type="string" table:number-columns-spanned="9" table:number-rows-spanned="1">
            <text:p>SUMMARY</text:p>
          </table:table-cell>
          <table:covered-table-cell table:style-name="Heading"/>
          <table:covered-table-cell table:number-columns-repeated="7"/>
          <table:table-cell table:number-columns-repeated="1015"/>
        </table:table-row>
        <table:table-row table:style-name="ro1">
          <table:table-cell table:style-name="Heading" office:value-type="string" calcext:value-type="string">
            <text:p>N</text:p>
          </table:table-cell>
          <table:table-cell table:style-name="Heading" table:number-columns-spanned="5" table:number-rows-spanned="2"/>
          <table:covered-table-cell table:number-columns-repeated="4" table:style-name="ce3"/>
          <table:table-cell table:style-name="Heading" office:value-type="string" calcext:value-type="string">
            <text:p>DONE</text:p>
          </table:table-cell>
          <table:table-cell table:style-name="Heading" office:value-type="string" calcext:value-type="string">
            <text:p>PLANNED</text:p>
          </table:table-cell>
          <table:table-cell table:style-name="Heading" office:value-type="string" calcext:value-type="string">
            <text:p>%</text:p>
          </table:table-cell>
          <table:table-cell table:style-name="Heading" table:number-columns-repeated="1015"/>
        </table:table-row>
        <table:table-row table:style-name="ro1">
          <table:table-cell table:formula="of:=[.A16]" office:value-type="float" office:value="15" calcext:value-type="float">
            <text:p>15</text:p>
          </table:table-cell>
          <table:covered-table-cell table:number-columns-repeated="5"/>
          <table:table-cell table:formula="of:=SUM([.G2:.G16])" office:value-type="float" office:value="59" calcext:value-type="float">
            <text:p>59</text:p>
          </table:table-cell>
          <table:table-cell table:formula="of:=4*[.A19]" office:value-type="float" office:value="60" calcext:value-type="float">
            <text:p>60</text:p>
          </table:table-cell>
          <table:table-cell table:style-name="ce5" table:formula="of:=[.G19]/[.H19]" office:value-type="percentage" office:value="0.983333333333333" calcext:value-type="percentage">
            <text:p>98.33%</text:p>
          </table:table-cell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ext_property.hpp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4" table:default-cell-style-name="ce1"/>
        <table:table-column table:style-name="co16" table:default-cell-style-name="ce4"/>
        <table:table-column table:style-name="co17" table:number-columns-repeated="2" table:default-cell-style-name="Default"/>
        <table:table-row table:style-name="ro1">
          <table:table-cell table:style-name="Heading" office:value-type="string" calcext:value-type="string">
            <text:p>No</text:p>
          </table:table-cell>
          <table:table-cell table:style-name="Heading" office:value-type="string" calcext:value-type="string">
            <text:p>COMPOUND</text:p>
          </table:table-cell>
          <table:table-cell table:style-name="Heading" office:value-type="string" calcext:value-type="string">
            <text:p>C++</text:p>
          </table:table-cell>
          <table:table-cell table:style-name="Heading" office:value-type="string" calcext:value-type="string">
            <text:p>PYTHON</text:p>
          </table:table-cell>
          <table:table-cell table:style-name="Heading" office:value-type="string" calcext:value-type="string">
            <text:p>TEST</text:p>
          </table:table-cell>
          <table:table-cell table:style-name="Heading" office:value-type="string" calcext:value-type="string">
            <text:p>DOC</text:p>
          </table:table-cell>
          <table:table-cell table:style-name="Heading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text_property::context_property()</text:p>
          </table:table-cell>
          <table:table-cell table:number-columns-repeated="4" office:value-type="string" calcext:value-type="string">
            <text:p>✓</text:p>
          </table:table-cell>
          <table:table-cell table:formula="of:=([.C2]=&quot;✓&quot;)+([.D2]=&quot;✓&quot;)+([.E2]=&quot;✓&quot;)+([.F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text_property::context_property(context_properties_t, cl_context_properties)</text:p>
          </table:table-cell>
          <table:table-cell table:number-columns-repeated="4" office:value-type="string" calcext:value-type="string">
            <text:p>✓</text:p>
          </table:table-cell>
          <table:table-cell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ext_property::context_property(cl_context_properties, cl_context_properties)</text:p>
          </table:table-cell>
          <table:table-cell table:number-columns-repeated="4" office:value-type="string" calcext:value-type="string">
            <text:p>✓</text:p>
          </table:table-cell>
          <table:table-cell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ext_property::name()</text:p>
          </table:table-cell>
          <table:table-cell table:number-columns-repeated="4" office:value-type="string" calcext:value-type="string">
            <text:p>✓</text:p>
          </table:table-cell>
          <table:table-cell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ext_property::value()</text:p>
          </table:table-cell>
          <table:table-cell table:number-columns-repeated="4" office:value-type="string" calcext:value-type="string">
            <text:p>✓</text:p>
          </table:table-cell>
          <table:table-cell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text_property::set_name()</text:p>
          </table:table-cell>
          <table:table-cell table:number-columns-repeated="4" office:value-type="string" calcext:value-type="string">
            <text:p>✓</text:p>
          </table:table-cell>
          <table:table-cell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ntext_property::set_value(cl_context_properties)</text:p>
          </table:table-cell>
          <table:table-cell table:number-columns-repeated="4" office:value-type="string" calcext:value-type="string">
            <text:p>✓</text:p>
          </table:table-cell>
          <table:table-cell table:formula="of:=([.C8]=&quot;✓&quot;)+([.D8]=&quot;✓&quot;)+([.E8]=&quot;✓&quot;)+([.F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text_property::write(cl_context_properties*)</text:p>
          </table:table-cell>
          <table:table-cell table:number-columns-repeated="4" office:value-type="string" calcext:value-type="string">
            <text:p>✓</text:p>
          </table:table-cell>
          <table:table-cell table:formula="of:=([.C9]=&quot;✓&quot;)+([.D9]=&quot;✓&quot;)+([.E9]=&quot;✓&quot;)+([.F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text_property::read(const cl_context_properties*)</text:p>
          </table:table-cell>
          <table:table-cell table:number-columns-repeated="4" office:value-type="string" calcext:value-type="string">
            <text:p>✓</text:p>
          </table:table-cell>
          <table:table-cell table:formula="of:=([.C10]=&quot;✓&quot;)+([.D10]=&quot;✓&quot;)+([.E10]=&quot;✓&quot;)+([.F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ntext_property::size()</text:p>
          </table:table-cell>
          <table:table-cell table:number-columns-repeated="4" office:value-type="string" calcext:value-type="string">
            <text:p>✓</text:p>
          </table:table-cell>
          <table:table-cell table:formula="of:=([.C11]=&quot;✓&quot;)+([.D11]=&quot;✓&quot;)+([.E11]=&quot;✓&quot;)+([.F1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ke_context_property(typename context_property_type&lt;N&gt;::type)</text:p>
          </table:table-cell>
          <table:table-cell table:number-columns-repeated="4" office:value-type="string" calcext:value-type="string">
            <text:p>✓</text:p>
          </table:table-cell>
          <table:table-cell table:formula="of:=([.C12]=&quot;✓&quot;)+([.D12]=&quot;✓&quot;)+([.E12]=&quot;✓&quot;)+([.F1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text_platform(cl_platform_id)</text:p>
          </table:table-cell>
          <table:table-cell table:number-columns-repeated="4" office:value-type="string" calcext:value-type="string">
            <text:p>✓</text:p>
          </table:table-cell>
          <table:table-cell table:formula="of:=([.C13]=&quot;✓&quot;)+([.D13]=&quot;✓&quot;)+([.E13]=&quot;✓&quot;)+([.F1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text_platform(const platform&amp;)</text:p>
          </table:table-cell>
          <table:table-cell table:number-columns-repeated="4" office:value-type="string" calcext:value-type="string">
            <text:p>✓</text:p>
          </table:table-cell>
          <table:table-cell table:formula="of:=([.C14]=&quot;✓&quot;)+([.D14]=&quot;✓&quot;)+([.E14]=&quot;✓&quot;)+([.F1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ntext_interop_user_sync(bool)</text:p>
          </table:table-cell>
          <table:table-cell table:number-columns-repeated="4" office:value-type="string" calcext:value-type="string">
            <text:p>✓</text:p>
          </table:table-cell>
          <table:table-cell table:formula="of:=([.C15]=&quot;✓&quot;)+([.D15]=&quot;✓&quot;)+([.E15]=&quot;✓&quot;)+([.F1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ntext_gl_context_khr(void*)</text:p>
          </table:table-cell>
          <table:table-cell table:number-columns-repeated="4" office:value-type="string" calcext:value-type="string">
            <text:p>✓</text:p>
          </table:table-cell>
          <table:table-cell table:formula="of:=([.C16]=&quot;✓&quot;)+([.D16]=&quot;✓&quot;)+([.E16]=&quot;✓&quot;)+([.F1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ntext_egl_display_khr(void*)</text:p>
          </table:table-cell>
          <table:table-cell table:number-columns-repeated="4" office:value-type="string" calcext:value-type="string">
            <text:p>✓</text:p>
          </table:table-cell>
          <table:table-cell table:formula="of:=([.C17]=&quot;✓&quot;)+([.D17]=&quot;✓&quot;)+([.E17]=&quot;✓&quot;)+([.F1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ontext_glx_display_khr(void*)</text:p>
          </table:table-cell>
          <table:table-cell table:number-columns-repeated="4" office:value-type="string" calcext:value-type="string">
            <text:p>✓</text:p>
          </table:table-cell>
          <table:table-cell table:formula="of:=([.C18]=&quot;✓&quot;)+([.D18]=&quot;✓&quot;)+([.E18]=&quot;✓&quot;)+([.F1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ontext_wgl_hdc_khr(void*)</text:p>
          </table:table-cell>
          <table:table-cell table:number-columns-repeated="4" office:value-type="string" calcext:value-type="string">
            <text:p>✓</text:p>
          </table:table-cell>
          <table:table-cell table:formula="of:=([.C19]=&quot;✓&quot;)+([.D19]=&quot;✓&quot;)+([.E19]=&quot;✓&quot;)+([.F1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ntext_cgl_sharegroup_khr(void*)</text:p>
          </table:table-cell>
          <table:table-cell table:number-columns-repeated="4" office:value-type="string" calcext:value-type="string">
            <text:p>✓</text:p>
          </table:table-cell>
          <table:table-cell table:formula="of:=([.C20]=&quot;✓&quot;)+([.D20]=&quot;✓&quot;)+([.E20]=&quot;✓&quot;)+([.F2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ntext_adapter_d3d9_khr(IDirect3DDevice9*)</text:p>
          </table:table-cell>
          <table:table-cell table:number-columns-repeated="4" office:value-type="string" calcext:value-type="string">
            <text:p>✓</text:p>
          </table:table-cell>
          <table:table-cell table:formula="of:=([.C21]=&quot;✓&quot;)+([.D21]=&quot;✓&quot;)+([.E21]=&quot;✓&quot;)+([.F2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ntext_adapter_d3d9ex_khr(IDirect3DDeviceEx*)</text:p>
          </table:table-cell>
          <table:table-cell table:number-columns-repeated="4" office:value-type="string" calcext:value-type="string">
            <text:p>✓</text:p>
          </table:table-cell>
          <table:table-cell table:formula="of:=([.C22]=&quot;✓&quot;)+([.D22]=&quot;✓&quot;)+([.E22]=&quot;✓&quot;)+([.F2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ntext_adapter_dxva_khr(IDXVAHD_Device*)</text:p>
          </table:table-cell>
          <table:table-cell table:number-columns-repeated="4" office:value-type="string" calcext:value-type="string">
            <text:p>✓</text:p>
          </table:table-cell>
          <table:table-cell table:formula="of:=([.C23]=&quot;✓&quot;)+([.D23]=&quot;✓&quot;)+([.E23]=&quot;✓&quot;)+([.F2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ntext_d3d10_device_khr(ID3D10Device*)</text:p>
          </table:table-cell>
          <table:table-cell table:number-columns-repeated="4" office:value-type="string" calcext:value-type="string">
            <text:p>✓</text:p>
          </table:table-cell>
          <table:table-cell table:formula="of:=([.C24]=&quot;✓&quot;)+([.D24]=&quot;✓&quot;)+([.E24]=&quot;✓&quot;)+([.F2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ontext_d3d11_device_khr(ID3D11Device*)</text:p>
          </table:table-cell>
          <table:table-cell table:number-columns-repeated="4" office:value-type="string" calcext:value-type="string">
            <text:p>✓</text:p>
          </table:table-cell>
          <table:table-cell table:formula="of:=([.C25]=&quot;✓&quot;)+([.D25]=&quot;✓&quot;)+([.E25]=&quot;✓&quot;)+([.F2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Heading" office:value-type="string" calcext:value-type="string" table:number-columns-spanned="9" table:number-rows-spanned="1">
            <text:p>SUMMARY</text:p>
          </table:table-cell>
          <table:covered-table-cell table:style-name="Heading"/>
          <table:covered-table-cell table:number-columns-repeated="4" table:style-name="ce2"/>
          <table:covered-table-cell table:style-name="Default"/>
          <table:covered-table-cell table:number-columns-repeated="2"/>
        </table:table-row>
        <table:table-row table:style-name="ro1">
          <table:table-cell table:style-name="Heading" office:value-type="string" calcext:value-type="string">
            <text:p>N</text:p>
          </table:table-cell>
          <table:table-cell table:style-name="Heading" table:number-columns-spanned="5" table:number-rows-spanned="2"/>
          <table:covered-table-cell table:number-columns-repeated="4" table:style-name="ce3"/>
          <table:table-cell table:style-name="Heading" office:value-type="string" calcext:value-type="string">
            <text:p>DONE</text:p>
          </table:table-cell>
          <table:table-cell table:style-name="Heading" office:value-type="string" calcext:value-type="string">
            <text:p>PLANNED</text:p>
          </table:table-cell>
          <table:table-cell table:style-name="Heading" office:value-type="string" calcext:value-type="string">
            <text:p>%</text:p>
          </table:table-cell>
        </table:table-row>
        <table:table-row table:style-name="ro1">
          <table:table-cell table:formula="of:=[.A25]" office:value-type="float" office:value="24" calcext:value-type="float">
            <text:p>24</text:p>
          </table:table-cell>
          <table:covered-table-cell/>
          <table:covered-table-cell table:number-columns-repeated="4" table:style-name="ce2"/>
          <table:table-cell table:style-name="Default" table:formula="of:=SUM([.G2:.G25])" office:value-type="float" office:value="96" calcext:value-type="float">
            <text:p>96</text:p>
          </table:table-cell>
          <table:table-cell table:formula="of:=4*[.A28]" office:value-type="float" office:value="96" calcext:value-type="float">
            <text:p>96</text:p>
          </table:table-cell>
          <table:table-cell table:style-name="ce5" table:formula="of:=[.G28]/[.H28]" office:value-type="percentage" office:value="1" calcext:value-type="percentage">
            <text:p>100.00%</text:p>
          </table:table-cell>
        </table:table-row>
      </table:table>
      <table:table table:name="context_properties.hpp" table:style-name="ta1">
        <table:table-column table:style-name="co1" table:default-cell-style-name="Default"/>
        <table:table-column table:style-name="co18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5" table:default-cell-style-name="Default"/>
        <table:table-column table:style-name="co6" table:default-cell-style-name="Default"/>
        <table:table-column table:style-name="co19" table:default-cell-style-name="Default"/>
        <table:table-column table:style-name="co7" table:number-columns-repeated="1015" table:default-cell-style-name="Default"/>
        <table:table-row table:style-name="ro1">
          <table:table-cell table:style-name="Heading" office:value-type="string" calcext:value-type="string">
            <text:p>No</text:p>
          </table:table-cell>
          <table:table-cell table:style-name="Heading" office:value-type="string" calcext:value-type="string">
            <text:p>COMPOUND</text:p>
          </table:table-cell>
          <table:table-cell table:style-name="Heading" office:value-type="string" calcext:value-type="string">
            <text:p>C++</text:p>
          </table:table-cell>
          <table:table-cell table:style-name="Heading" office:value-type="string" calcext:value-type="string">
            <text:p>PYTHON</text:p>
          </table:table-cell>
          <table:table-cell table:style-name="Heading" office:value-type="string" calcext:value-type="string">
            <text:p>TEST</text:p>
          </table:table-cell>
          <table:table-cell table:style-name="Heading" office:value-type="string" calcext:value-type="string">
            <text:p>DOC</text:p>
          </table:table-cell>
          <table:table-cell table:style-name="Heading" office:value-type="string" calcext:value-type="string">
            <text:p>DONE</text:p>
          </table:table-cell>
          <table:table-cell table:style-name="Heading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text_properties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2]=&quot;✓&quot;)+([.D2]=&quot;✓&quot;)+([.E2]=&quot;✓&quot;)+([.F2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ke_context_properties()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ke_context_properties(...)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context_properties_array_size(const context_properties&amp;)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ext_properties_fill_array(const context_properties&amp;, cl_context_properties*, size_t)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text_properties_parse_array(context_properties&amp;, const cl_context_properties*)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perator&amp; (context_property const&amp;, context_property const&amp;)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8]=&quot;✓&quot;)+([.D8]=&quot;✓&quot;)+([.E8]=&quot;✓&quot;)+([.F8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perator&amp; (context_properties const&amp;, context_property const&amp;)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9]=&quot;✓&quot;)+([.D9]=&quot;✓&quot;)+([.E9]=&quot;✓&quot;)+([.F9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perator&amp; (context_property const&amp;, context_properties const&amp;)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10]=&quot;✓&quot;)+([.D10]=&quot;✓&quot;)+([.E10]=&quot;✓&quot;)+([.F10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perator&amp; (context_properties const&amp;, context_properties const&amp;)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11]=&quot;✓&quot;)+([.D11]=&quot;✓&quot;)+([.E11]=&quot;✓&quot;)+([.F11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Heading" office:value-type="string" calcext:value-type="string" table:number-columns-spanned="9" table:number-rows-spanned="1">
            <text:p>SUMMARY</text:p>
          </table:table-cell>
          <table:covered-table-cell table:style-name="Heading"/>
          <table:covered-table-cell table:number-columns-repeated="7"/>
          <table:table-cell table:number-columns-repeated="1015"/>
        </table:table-row>
        <table:table-row table:style-name="ro1">
          <table:table-cell table:style-name="Heading" office:value-type="string" calcext:value-type="string">
            <text:p>N</text:p>
          </table:table-cell>
          <table:table-cell table:style-name="Heading" table:number-columns-spanned="5" table:number-rows-spanned="2"/>
          <table:covered-table-cell table:number-columns-repeated="4" table:style-name="ce3"/>
          <table:table-cell table:style-name="Heading" office:value-type="string" calcext:value-type="string">
            <text:p>DONE</text:p>
          </table:table-cell>
          <table:table-cell table:style-name="Heading" office:value-type="string" calcext:value-type="string">
            <text:p>PLANNED</text:p>
          </table:table-cell>
          <table:table-cell table:style-name="Heading" office:value-type="string" calcext:value-type="string">
            <text:p>%</text:p>
          </table:table-cell>
          <table:table-cell table:style-name="Heading" table:number-columns-repeated="1015"/>
        </table:table-row>
        <table:table-row table:style-name="ro1">
          <table:table-cell table:formula="of:=[.A11]" office:value-type="float" office:value="10" calcext:value-type="float">
            <text:p>10</text:p>
          </table:table-cell>
          <table:covered-table-cell table:number-columns-repeated="5"/>
          <table:table-cell table:formula="of:=SUM([.G2:.G11])" office:value-type="float" office:value="40" calcext:value-type="float">
            <text:p>40</text:p>
          </table:table-cell>
          <table:table-cell table:formula="of:=4*[.A14]" office:value-type="float" office:value="40" calcext:value-type="float">
            <text:p>40</text:p>
          </table:table-cell>
          <table:table-cell table:style-name="ce5" table:formula="of:=[.G14]/[.H14]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vice_partition.hpp" table:style-name="ta1">
        <table:table-column table:style-name="co1" table:default-cell-style-name="Default"/>
        <table:table-column table:style-name="co18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5" table:default-cell-style-name="Default"/>
        <table:table-column table:style-name="co6" table:default-cell-style-name="Default"/>
        <table:table-column table:style-name="co19" table:default-cell-style-name="Default"/>
        <table:table-column table:style-name="co7" table:number-columns-repeated="1015" table:default-cell-style-name="Default"/>
        <table:table-row table:style-name="ro1">
          <table:table-cell table:style-name="Heading" office:value-type="string" calcext:value-type="string">
            <text:p>No</text:p>
          </table:table-cell>
          <table:table-cell table:style-name="Heading" office:value-type="string" calcext:value-type="string">
            <text:p>COMPOUND</text:p>
          </table:table-cell>
          <table:table-cell table:style-name="Heading" office:value-type="string" calcext:value-type="string">
            <text:p>C++</text:p>
          </table:table-cell>
          <table:table-cell table:style-name="Heading" office:value-type="string" calcext:value-type="string">
            <text:p>PYTHON</text:p>
          </table:table-cell>
          <table:table-cell table:style-name="Heading" office:value-type="string" calcext:value-type="string">
            <text:p>TEST</text:p>
          </table:table-cell>
          <table:table-cell table:style-name="Heading" office:value-type="string" calcext:value-type="string">
            <text:p>DOC</text:p>
          </table:table-cell>
          <table:table-cell table:style-name="Heading" office:value-type="string" calcext:value-type="string">
            <text:p>DONE</text:p>
          </table:table-cell>
          <table:table-cell table:style-name="Heading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ice_partition_base::array_size() const</text:p>
          </table:table-cell>
          <table:table-cell table:style-name="ce1" table:number-columns-repeated="4"/>
          <table:table-cell table:style-name="ce4" table:formula="of:=([.C2]=&quot;✓&quot;)+([.D2]=&quot;✓&quot;)+([.E2]=&quot;✓&quot;)+([.F2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vice_partition_base::fill_array(cl_device_partition_property*, size_t) const</text:p>
          </table:table-cell>
          <table:table-cell table:style-name="ce1" table:number-columns-repeated="4"/>
          <table:table-cell table:style-name="ce4" table:formula="of:=([.C3]=&quot;✓&quot;)+([.D3]=&quot;✓&quot;)+([.E3]=&quot;✓&quot;)+([.F3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vice_partition_base::operator==(device_partition_base const&amp;) const</text:p>
          </table:table-cell>
          <table:table-cell table:style-name="ce1" table:number-columns-repeated="4"/>
          <table:table-cell table:style-name="ce4" table:formula="of:=([.C4]=&quot;✓&quot;)+([.D4]=&quot;✓&quot;)+([.E4]=&quot;✓&quot;)+([.F4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vice_partition_base::operator!=(device_partition_base const&amp;) const</text:p>
          </table:table-cell>
          <table:table-cell table:style-name="ce1" table:number-columns-repeated="4"/>
          <table:table-cell table:style-name="ce4" table:formula="of:=([.C5]=&quot;✓&quot;)+([.D5]=&quot;✓&quot;)+([.E5]=&quot;✓&quot;)+([.F5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vice_partition_base::cmp() const</text:p>
          </table:table-cell>
          <table:table-cell table:style-name="ce1" table:number-columns-repeated="4"/>
          <table:table-cell table:style-name="ce4" table:formula="of:=([.C6]=&quot;✓&quot;)+([.D6]=&quot;✓&quot;)+([.E6]=&quot;✓&quot;)+([.F6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vice_partition&lt;equally&gt;::device_partition()</text:p>
          </table:table-cell>
          <table:table-cell table:style-name="ce1" table:number-columns-repeated="4"/>
          <table:table-cell table:style-name="ce4" table:formula="of:=([.C7]=&quot;✓&quot;)+([.D7]=&quot;✓&quot;)+([.E7]=&quot;✓&quot;)+([.F7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vice_partition&lt;equally&gt;::device_partition(unsigned int n)</text:p>
          </table:table-cell>
          <table:table-cell table:style-name="ce1" table:number-columns-repeated="4"/>
          <table:table-cell table:style-name="ce4" table:formula="of:=([.C8]=&quot;✓&quot;)+([.D8]=&quot;✓&quot;)+([.E8]=&quot;✓&quot;)+([.F8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vice_partition&lt;equally&gt;::array_size() const</text:p>
          </table:table-cell>
          <table:table-cell table:style-name="ce1" table:number-columns-repeated="4"/>
          <table:table-cell table:style-name="ce4" table:formula="of:=([.C9]=&quot;✓&quot;)+([.D9]=&quot;✓&quot;)+([.E9]=&quot;✓&quot;)+([.F9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vice_partition&lt;equally&gt;::fill_array(cl_device_partition_property*, size_t) const</text:p>
          </table:table-cell>
          <table:table-cell table:style-name="ce1" table:number-columns-repeated="4"/>
          <table:table-cell table:style-name="ce4" table:formula="of:=([.C10]=&quot;✓&quot;)+([.D10]=&quot;✓&quot;)+([.E10]=&quot;✓&quot;)+([.F10]=&quot;✓&quot;)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vice_partition&lt;equally&gt;::get_partition_property() const</text:p>
          </table:table-cell>
          <table:table-cell table:style-name="ce1" table:number-columns-repeated="4"/>
          <table:table-cell table:style-name="ce4" table:formula="of:=([.C11]=&quot;✓&quot;)+([.D11]=&quot;✓&quot;)+([.E11]=&quot;✓&quot;)+([.F11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ce_partition&lt;equally&gt;::set_partition_property(unsigned int)</text:p>
          </table:table-cell>
          <table:table-cell table:style-name="ce1" table:number-columns-repeated="4"/>
          <table:table-cell table:style-name="ce4" table:formula="of:=([.C12]=&quot;✓&quot;)+([.D12]=&quot;✓&quot;)+([.E12]=&quot;✓&quot;)+([.F12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vice_partition&lt;equally&gt;::cmp(device_partition_base const&amp;) const</text:p>
          </table:table-cell>
          <table:table-cell table:style-name="ce1" table:number-columns-repeated="4"/>
          <table:table-cell table:style-name="ce4" table:formula="of:=([.C13]=&quot;✓&quot;)+([.D13]=&quot;✓&quot;)+([.E13]=&quot;✓&quot;)+([.F13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vice_partition&lt;by_counts&gt;::device_partition()</text:p>
          </table:table-cell>
          <table:table-cell table:style-name="ce1" table:number-columns-repeated="4"/>
          <table:table-cell table:style-name="ce4" table:formula="of:=([.C14]=&quot;✓&quot;)+([.D14]=&quot;✓&quot;)+([.E14]=&quot;✓&quot;)+([.F14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vice_partition&lt;by_counts&gt;::device_partition(std::vector&lt;unsigned int&gt; const&amp;)</text:p>
          </table:table-cell>
          <table:table-cell table:style-name="ce1" table:number-columns-repeated="4"/>
          <table:table-cell table:style-name="ce4" table:formula="of:=([.C15]=&quot;✓&quot;)+([.D15]=&quot;✓&quot;)+([.E15]=&quot;✓&quot;)+([.F15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vice_partition&lt;by_counts&gt;::array_size() const</text:p>
          </table:table-cell>
          <table:table-cell table:style-name="ce1" table:number-columns-repeated="4"/>
          <table:table-cell table:style-name="ce4" table:formula="of:=([.C16]=&quot;✓&quot;)+([.D16]=&quot;✓&quot;)+([.E16]=&quot;✓&quot;)+([.F16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vice_partition&lt;by_counts&gt;::fill_array(cl_device_partition_property*, size_t) const</text:p>
          </table:table-cell>
          <table:table-cell table:style-name="ce1" table:number-columns-repeated="4"/>
          <table:table-cell table:style-name="ce4" table:formula="of:=([.C17]=&quot;✓&quot;)+([.D17]=&quot;✓&quot;)+([.E17]=&quot;✓&quot;)+([.F17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vice_partition&lt;by_counts&gt;::get_partition_property() const</text:p>
          </table:table-cell>
          <table:table-cell table:style-name="ce1" table:number-columns-repeated="4"/>
          <table:table-cell table:style-name="ce4" table:formula="of:=([.C18]=&quot;✓&quot;)+([.D18]=&quot;✓&quot;)+([.E18]=&quot;✓&quot;)+([.F18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vice_partition&lt;by_counts&gt;::set_partition_property(std::vector&lt;unsigned int&gt; const&amp;)</text:p>
          </table:table-cell>
          <table:table-cell table:style-name="ce1" table:number-columns-repeated="4"/>
          <table:table-cell table:style-name="ce4" table:formula="of:=([.C19]=&quot;✓&quot;)+([.D19]=&quot;✓&quot;)+([.E19]=&quot;✓&quot;)+([.F19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vice_partition&lt;by_counts&gt;::cmp(device_partition_base const&amp;) const</text:p>
          </table:table-cell>
          <table:table-cell table:style-name="ce1" table:number-columns-repeated="4"/>
          <table:table-cell table:style-name="ce4" table:formula="of:=([.C20]=&quot;✓&quot;)+([.D20]=&quot;✓&quot;)+([.E20]=&quot;✓&quot;)+([.F20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vice_partition&lt;by_affinity_domain&gt;::device_partition()</text:p>
          </table:table-cell>
          <table:table-cell table:style-name="ce1" table:number-columns-repeated="4"/>
          <table:table-cell table:style-name="ce4" table:formula="of:=([.C21]=&quot;✓&quot;)+([.D21]=&quot;✓&quot;)+([.E21]=&quot;✓&quot;)+([.F21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vice_partition&lt;by_affinity_domain&gt;::device_partition(device_affinity_domain_t)</text:p>
          </table:table-cell>
          <table:table-cell table:style-name="ce1" table:number-columns-repeated="4"/>
          <table:table-cell table:style-name="ce4" table:formula="of:=([.C22]=&quot;✓&quot;)+([.D22]=&quot;✓&quot;)+([.E22]=&quot;✓&quot;)+([.F22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evice_partition&lt;by_affinity_domain&gt;::array_size() const</text:p>
          </table:table-cell>
          <table:table-cell table:style-name="ce1" table:number-columns-repeated="4"/>
          <table:table-cell table:style-name="ce4" table:formula="of:=([.C23]=&quot;✓&quot;)+([.D23]=&quot;✓&quot;)+([.E23]=&quot;✓&quot;)+([.F23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evice_partition&lt;by_affinity_domain&gt;::fill_array(cl_device_partition_property*, size_t) const</text:p>
          </table:table-cell>
          <table:table-cell table:style-name="ce1" table:number-columns-repeated="4"/>
          <table:table-cell table:style-name="ce4" table:formula="of:=([.C24]=&quot;✓&quot;)+([.D24]=&quot;✓&quot;)+([.E24]=&quot;✓&quot;)+([.F24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vice_partition&lt;by_affinity_domain&gt;::get_partition_property() const</text:p>
          </table:table-cell>
          <table:table-cell table:style-name="ce1" table:number-columns-repeated="4"/>
          <table:table-cell table:style-name="ce4" table:formula="of:=([.C25]=&quot;✓&quot;)+([.D25]=&quot;✓&quot;)+([.E25]=&quot;✓&quot;)+([.F25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evice_partition&lt;by_affinity_domain&gt;::set_partition_property(device_affinity_domain_t)</text:p>
          </table:table-cell>
          <table:table-cell table:style-name="ce1" table:number-columns-repeated="4"/>
          <table:table-cell table:style-name="ce4" table:formula="of:=([.C26]=&quot;✓&quot;)+([.D26]=&quot;✓&quot;)+([.E26]=&quot;✓&quot;)+([.F26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evice_partition&lt;by_affinity_domain&gt;::cmp(device_partition_base const&amp;) const</text:p>
          </table:table-cell>
          <table:table-cell table:style-name="ce1" table:number-columns-repeated="4"/>
          <table:table-cell table:style-name="ce4" table:formula="of:=([.C27]=&quot;✓&quot;)+([.D27]=&quot;✓&quot;)+([.E27]=&quot;✓&quot;)+([.F27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Heading" office:value-type="string" calcext:value-type="string" table:number-columns-spanned="9" table:number-rows-spanned="1">
            <text:p>SUMMARY</text:p>
          </table:table-cell>
          <table:covered-table-cell table:style-name="Heading"/>
          <table:covered-table-cell table:number-columns-repeated="7"/>
          <table:table-cell table:number-columns-repeated="1015"/>
        </table:table-row>
        <table:table-row table:style-name="ro1">
          <table:table-cell table:style-name="Heading" office:value-type="string" calcext:value-type="string">
            <text:p>N</text:p>
          </table:table-cell>
          <table:table-cell table:style-name="Heading" table:number-columns-spanned="5" table:number-rows-spanned="2"/>
          <table:covered-table-cell table:number-columns-repeated="4" table:style-name="ce3"/>
          <table:table-cell table:style-name="Heading" office:value-type="string" calcext:value-type="string">
            <text:p>DONE</text:p>
          </table:table-cell>
          <table:table-cell table:style-name="Heading" office:value-type="string" calcext:value-type="string">
            <text:p>PLANNED</text:p>
          </table:table-cell>
          <table:table-cell table:style-name="Heading" office:value-type="string" calcext:value-type="string">
            <text:p>%</text:p>
          </table:table-cell>
          <table:table-cell table:style-name="Heading" table:number-columns-repeated="1015"/>
        </table:table-row>
        <table:table-row table:style-name="ro1">
          <table:table-cell table:formula="of:=[.A27]" office:value-type="float" office:value="26" calcext:value-type="float">
            <text:p>26</text:p>
          </table:table-cell>
          <table:covered-table-cell table:number-columns-repeated="5"/>
          <table:table-cell table:formula="of:=SUM([.G2:.G27])" office:value-type="float" office:value="0" calcext:value-type="float">
            <text:p>0</text:p>
          </table:table-cell>
          <table:table-cell table:formula="of:=4*[.A30]" office:value-type="float" office:value="104" calcext:value-type="float">
            <text:p>104</text:p>
          </table:table-cell>
          <table:table-cell table:style-name="ce5" table:formula="of:=[.G30]/[.H30]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>
        <table:table-column table:style-name="co2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ce5"/>
        <table:table-column table:style-name="co7" table:number-columns-repeated="1020" table:default-cell-style-name="Default"/>
        <table:table-row table:style-name="ro1">
          <table:table-cell table:style-name="Heading"/>
          <table:table-cell table:style-name="Heading" office:value-type="string" calcext:value-type="string">
            <text:p>DONE</text:p>
          </table:table-cell>
          <table:table-cell table:style-name="Heading" office:value-type="string" calcext:value-type="string">
            <text:p>PLANNED</text:p>
          </table:table-cell>
          <table:table-cell table:style-name="Heading" office:value-type="string" calcext:value-type="string">
            <text:p>%</text:p>
          </table:table-cell>
          <table:table-cell table:style-name="Heading" table:number-columns-repeated="1020"/>
        </table:table-row>
        <table:table-row table:style-name="ro1">
          <table:table-cell office:value-type="string" calcext:value-type="string">
            <text:p>platform.hpp</text:p>
          </table:table-cell>
          <table:table-cell table:formula="of:=[$'platform.hpp'.G19]" office:value-type="float" office:value="59" calcext:value-type="float">
            <text:p>59</text:p>
          </table:table-cell>
          <table:table-cell table:formula="of:=[$'platform.hpp'.H19]" office:value-type="float" office:value="60" calcext:value-type="float">
            <text:p>60</text:p>
          </table:table-cell>
          <table:table-cell table:formula="of:=[$'platform.hpp'.I19]" office:value-type="percentage" office:value="0.983333333333333" calcext:value-type="percentage">
            <text:p>98.3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tforms.hpp</text:p>
          </table:table-cell>
          <table:table-cell table:formula="of:=[$'platforms.hpp'.G9]" office:value-type="float" office:value="19" calcext:value-type="float">
            <text:p>19</text:p>
          </table:table-cell>
          <table:table-cell table:formula="of:=[$'platforms.hpp'.H9]" office:value-type="float" office:value="20" calcext:value-type="float">
            <text:p>20</text:p>
          </table:table-cell>
          <table:table-cell table:formula="of:=[$'platforms.hpp'.I9]" office:value-type="percentage" office:value="0.95" calcext:value-type="percentage">
            <text:p>95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ice.hpp</text:p>
          </table:table-cell>
          <table:table-cell table:formula="of:=[$'device.hpp'.G92]" office:value-type="float" office:value="351" calcext:value-type="float">
            <text:p>351</text:p>
          </table:table-cell>
          <table:table-cell table:formula="of:=[$'device.hpp'.H92]" office:value-type="float" office:value="352" calcext:value-type="float">
            <text:p>352</text:p>
          </table:table-cell>
          <table:table-cell table:formula="of:=[$'device.hpp'.I92]" office:value-type="percentage" office:value="0.997159090909091" calcext:value-type="percentage">
            <text:p>99.7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ices.hpp</text:p>
          </table:table-cell>
          <table:table-cell table:formula="of:=[$'devices.hpp'.G10]" office:value-type="float" office:value="23" calcext:value-type="float">
            <text:p>23</text:p>
          </table:table-cell>
          <table:table-cell table:formula="of:=[$'devices.hpp'.H10]" office:value-type="float" office:value="24" calcext:value-type="float">
            <text:p>24</text:p>
          </table:table-cell>
          <table:table-cell table:formula="of:=[$'devices.hpp'.I10]" office:value-type="percentage" office:value="0.958333333333333" calcext:value-type="percentage">
            <text:p>95.8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tform_layer.hpp</text:p>
          </table:table-cell>
          <table:table-cell table:formula="of:=[$'platform_layer.hpp'.G10]" office:value-type="float" office:value="18" calcext:value-type="float">
            <text:p>18</text:p>
          </table:table-cell>
          <table:table-cell table:formula="of:=[$'platform_layer.hpp'.H10]" office:value-type="float" office:value="24" calcext:value-type="float">
            <text:p>24</text:p>
          </table:table-cell>
          <table:table-cell table:formula="of:=[$'platform_layer.hpp'.I10]" office:value-type="percentage" office:value="0.75" calcext:value-type="percentage">
            <text:p>75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ext.hpp</text:p>
          </table:table-cell>
          <table:table-cell table:formula="of:=[$'context.hpp'.G19]" office:value-type="float" office:value="59" calcext:value-type="float">
            <text:p>59</text:p>
          </table:table-cell>
          <table:table-cell table:formula="of:=[$'context.hpp'.H19]" office:value-type="float" office:value="60" calcext:value-type="float">
            <text:p>60</text:p>
          </table:table-cell>
          <table:table-cell table:formula="of:=[$'context.hpp'.I19]" office:value-type="percentage" office:value="0.983333333333333" calcext:value-type="percentage">
            <text:p>98.3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ext_property.hpp</text:p>
          </table:table-cell>
          <table:table-cell table:formula="of:=[$'context_property.hpp'.G28]" office:value-type="float" office:value="96" calcext:value-type="float">
            <text:p>96</text:p>
          </table:table-cell>
          <table:table-cell table:formula="of:=[$'context_property.hpp'.H28]" office:value-type="float" office:value="96" calcext:value-type="float">
            <text:p>96</text:p>
          </table:table-cell>
          <table:table-cell table:formula="of:=[$'context_property.hpp'.I28]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ext_properties.hpp</text:p>
          </table:table-cell>
          <table:table-cell table:formula="of:=[$'context_properties.hpp'.G14]" office:value-type="float" office:value="40" calcext:value-type="float">
            <text:p>40</text:p>
          </table:table-cell>
          <table:table-cell table:formula="of:=[$'context_properties.hpp'.H14]" office:value-type="float" office:value="40" calcext:value-type="float">
            <text:p>40</text:p>
          </table:table-cell>
          <table:table-cell table:formula="of:=[$'context_properties.hpp'.I14]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ice_partition.hpp</text:p>
          </table:table-cell>
          <table:table-cell table:formula="of:=[$'device_partition.hpp'.G30]" office:value-type="float" office:value="0" calcext:value-type="float">
            <text:p>0</text:p>
          </table:table-cell>
          <table:table-cell table:formula="of:=[$'device_partition.hpp'.H30]" office:value-type="float" office:value="104" calcext:value-type="float">
            <text:p>104</text:p>
          </table:table-cell>
          <table:table-cell table:formula="of:=[$'device_partition.hpp'.I30]" office:value-type="percentage" office:value="0" calcext:value-type="percentage">
            <text:p>0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0])" office:value-type="float" office:value="665" calcext:value-type="float">
            <text:p>665</text:p>
          </table:table-cell>
          <table:table-cell table:formula="of:=SUM([.C2:.C10])" office:value-type="float" office:value="780" calcext:value-type="float">
            <text:p>780</text:p>
          </table:table-cell>
          <table:table-cell table:formula="of:=[.B11]/[.C11]" office:value-type="percentage" office:value="0.852564102564103" calcext:value-type="percentage">
            <text:p>85.26%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1P0"/>
    </number:currency-style>
    <style:style style:name="Default" style:family="table-cell"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6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 loext:vertical-justify="auto"/>
      <style:paragraph-properties css3t:text-justify="auto"/>
    </style:style>
    <style:style style:name="NotDon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3">00/00/0000</text:date>, <text:time style:data-style-name="N2" text:time-value="03:00:03.17080027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4-12-23T03:00:23.499095891</dc:date>
    <dc:creator>Paweł Tomulik</dc:creator>
    <meta:editing-duration>PT21H4M11S</meta:editing-duration>
    <meta:editing-cycles>158</meta:editing-cycles>
    <meta:generator>LibreOffice/4.3.3.2$Linux_X86_64 LibreOffice_project/430m0$Build-2</meta:generator>
    <meta:document-statistic meta:table-count="10" meta:cell-count="1438" meta:object-count="0"/>
  </office:meta>
</office:document-meta>
</file>